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tabuleiro_libre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04mm"/>
    </style:style>
    <style:style style:name="co2" style:family="table-column">
      <style:table-column-properties fo:break-before="auto" style:column-width="79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.07mm"/>
    </style:style>
    <style:style style:name="co5" style:family="table-column">
      <style:table-column-properties fo:break-before="auto" style:column-width="6.07mm"/>
    </style:style>
    <style:style style:name="co6" style:family="table-column">
      <style:table-column-properties fo:break-before="auto" style:column-width="8.5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d0d0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fo:background-color="#0d0d0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ext-properties style:font-name="Arial1" fo:font-size="14pt" style:font-size-asian="14pt" style:font-size-complex="14pt"/>
    </style:style>
    <style:style style:name="ce5" style:family="table-cell" style:parent-style-name="Default">
      <style:table-cell-properties fo:background-color="#0d0d0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>
      <style:table-cell-properties fo:background-color="#0d0d0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Default" style:data-style-name="N100">
      <style:text-properties style:font-name="Arial1" fo:font-size="14pt" style:font-size-asian="14pt" style:font-size-complex="14pt"/>
    </style:style>
    <style:style style:name="gr1" style:family="graphic">
      <style:graphic-properties draw:stroke="solid" svg:stroke-width="0.09mm" svg:stroke-color="#ffff00" draw:fill="solid" draw:fill-color="#000000" draw:textarea-vertical-align="middle" draw:auto-grow-height="false" draw:fit-to-size="false" style:shrink-to-fit="false" fo:min-height="5.05mm" fo:min-width="16.77mm" fo:padding-top="1.25mm" fo:padding-bottom="1.25mm" fo:padding-left="2.5mm" fo:padding-right="2.5mm" fo:wrap-option="wrap"/>
    </style:style>
    <style:style style:name="P1" style:family="paragraph">
      <style:paragraph-properties fo:margin-top="0mm" fo:margin-bottom="0mm" fo:line-height="100%" fo:text-align="center"/>
    </style:style>
    <style:style style:name="P2" style:family="paragraph">
      <loext:graphic-properties draw:fill="solid" draw:fill-color="#000000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ffff00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ça-Palavra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9" table:default-cell-style-name="ce4"/>
        <table:table-column table:style-name="co4" table:default-cell-style-name="ce4"/>
        <table:table-column table:style-name="co6" table:default-cell-style-name="ce4"/>
        <table:table-column table:style-name="co4" table:number-columns-repeated="4" table:default-cell-style-name="ce4"/>
        <table:table-column table:style-name="co3" table:number-columns-repeated="989" table:default-cell-style-name="ce4"/>
        <table:table-row table:style-name="ro1">
          <table:table-cell table:style-name="ce1" office:value-type="string" calcext:value-type="string" table:number-columns-spanned="1" table:number-rows-spanned="2">
            <text:p>Palavras</text:p>
          </table:table-cell>
          <table:table-cell table:style-name="ce5" office:value-type="string" calcext:value-type="string" table:number-columns-spanned="1" table:number-rows-spanned="2">
            <text:p>Resposta</text:p>
            <draw:custom-shape table:end-cell-address="'Caça-Palavras'.B2" table:end-x="72.34mm" table:end-y="3.71mm" draw:z-index="0" draw:name="Retângulo de cantos arredondados 2" draw:style-name="gr1" draw:text-style-name="P2" svg:width="22.57mm" svg:height="8.35mm" svg:x="49.79mm" svg:y="1.48mm">
              <office:event-listeners>
                <script:event-listener script:language="ooo:script" script:event-name="dom:click" xlink:href="vnd.sun.star.script:Standard.tabuleiro_libre.teste?language=Basic&amp;location=document" xlink:type="simple"/>
              </office:event-listeners>
              <text:p text:style-name="P1"><text:span text:style-name="T1">GERAR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/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2</text:p>
          </table:table-cell>
          <table:table-cell table:style-name="ce13" office:value-type="string" calcext:value-type="string">
            <text:p>3</text:p>
          </table:table-cell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6</text:p>
          </table:table-cell>
          <table:table-cell table:style-name="ce13" office:value-type="string" calcext:value-type="string">
            <text:p>7</text:p>
          </table:table-cell>
          <table:table-cell table:style-name="ce13" office:value-type="string" calcext:value-type="string">
            <text:p>8</text:p>
          </table:table-cell>
          <table:table-cell table:style-name="ce13" office:value-type="string" calcext:value-type="string">
            <text:p>9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11</text:p>
          </table:table-cell>
          <table:table-cell table:style-name="ce13" office:value-type="string" calcext:value-type="string">
            <text:p>12</text:p>
          </table:table-cell>
          <table:table-cell table:style-name="ce13" office:value-type="string" calcext:value-type="string">
            <text:p>13</text:p>
          </table:table-cell>
          <table:table-cell table:style-name="ce13" office:value-type="string" calcext:value-type="string">
            <text:p>14</text:p>
          </table:table-cell>
          <table:table-cell table:style-name="ce13" office:value-type="string" calcext:value-type="string">
            <text:p>15</text:p>
          </table:table-cell>
          <table:table-cell table:number-columns-repeated="989"/>
        </table:table-row>
        <table:table-row table:style-name="ro1">
          <table:covered-table-cell table:style-name="ce2"/>
          <table:covered-table-cell table:style-name="ce6"/>
          <table:table-cell/>
          <table:table-cell table:style-name="ce13" office:value-type="string" calcext:value-type="string">
            <text:p>1</text:p>
          </table:table-cell>
          <table:table-cell table:number-columns-repeated="15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amor</text:p>
          </table:table-cell>
          <table:table-cell table:style-name="ce3" office:value-type="string" calcext:value-type="string">
            <text:p>7,2: Diagonal para baixo</text:p>
          </table:table-cell>
          <table:table-cell/>
          <table:table-cell table:style-name="ce13" office:value-type="string" calcext:value-type="string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carro</text:p>
          </table:table-cell>
          <table:table-cell table:style-name="ce3" office:value-type="string" calcext:value-type="string">
            <text:p>13,2: Vertical para baixo</text:p>
          </table:table-cell>
          <table:table-cell/>
          <table:table-cell table:style-name="ce13" office:value-type="string" calcext:value-type="string">
            <text:p>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jabuticaba</text:p>
          </table:table-cell>
          <table:table-cell table:style-name="ce3" office:value-type="string" calcext:value-type="string">
            <text:p>1,12: Horizontal para direita</text:p>
          </table:table-cell>
          <table:table-cell/>
          <table:table-cell table:style-name="ce13" office:value-type="string" calcext:value-type="string">
            <text:p>4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lua</text:p>
          </table:table-cell>
          <table:table-cell table:style-name="ce3" office:value-type="string" calcext:value-type="string">
            <text:p>9,8: Diagonal para baixo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martelo</text:p>
          </table:table-cell>
          <table:table-cell table:style-name="ce3" office:value-type="string" calcext:value-type="string">
            <text:p>7,13: Horizontal para direita</text:p>
          </table:table-cell>
          <table:table-cell/>
          <table:table-cell table:style-name="ce13" office:value-type="string" calcext:value-type="string">
            <text:p>6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palhaço</text:p>
          </table:table-cell>
          <table:table-cell table:style-name="ce3" office:value-type="string" calcext:value-type="string">
            <text:p>6,2: Diagonal para baixo</text:p>
          </table:table-cell>
          <table:table-cell/>
          <table:table-cell table:style-name="ce13" office:value-type="string" calcext:value-type="string">
            <text:p>7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ç</text:p>
          </table:table-cell>
          <table:table-cell table:number-columns-repeated="4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pão</text:p>
          </table:table-cell>
          <table:table-cell table:style-name="ce3" office:value-type="string" calcext:value-type="string">
            <text:p>0,0: falhou</text:p>
          </table:table-cell>
          <table:table-cell/>
          <table:table-cell table:style-name="ce13" office:value-type="string" calcext:value-type="string">
            <text:p>8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peixe</text:p>
          </table:table-cell>
          <table:table-cell table:style-name="ce3" office:value-type="string" calcext:value-type="string">
            <text:p>8,7: Vertical para baixo</text:p>
          </table:table-cell>
          <table:table-cell/>
          <table:table-cell table:style-name="ce13" office:value-type="string" calcext:value-type="string">
            <text:p>9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pera</text:p>
          </table:table-cell>
          <table:table-cell table:style-name="ce3" office:value-type="string" calcext:value-type="string">
            <text:p>0,0: falhou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raio</text:p>
          </table:table-cell>
          <table:table-cell table:style-name="ce3" office:value-type="string" calcext:value-type="string">
            <text:p>14,3: Vertical para baixo</text:p>
          </table:table-cell>
          <table:table-cell/>
          <table:table-cell table:style-name="ce13" office:value-type="string" calcext:value-type="string">
            <text:p>11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</text:p>
          </table:table-cell>
          <table:table-cell table:number-columns-repeated="7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sapo</text:p>
          </table:table-cell>
          <table:table-cell table:style-name="ce3" office:value-type="string" calcext:value-type="string">
            <text:p>0,0: falhou</text:p>
          </table:table-cell>
          <table:table-cell/>
          <table:table-cell table:style-name="ce13" office:value-type="string" calcext:value-type="string">
            <text:p>1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sol</text:p>
          </table:table-cell>
          <table:table-cell table:style-name="ce3" office:value-type="string" calcext:value-type="string">
            <text:p>10,4: Diagonal para baixo</text:p>
          </table:table-cell>
          <table:table-cell/>
          <table:table-cell table:style-name="ce13" office:value-type="string" calcext:value-type="string">
            <text:p>1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vida</text:p>
          </table:table-cell>
          <table:table-cell table:style-name="ce3" office:value-type="string" calcext:value-type="string">
            <text:p>0,0: falhou</text:p>
          </table:table-cell>
          <table:table-cell/>
          <table:table-cell table:style-name="ce13" office:value-type="string" calcext:value-type="string">
            <text:p>14</text:p>
          </table:table-cell>
          <table:table-cell table:number-columns-repeated="15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table:style-name="Default"/>
          <table:table-cell table:number-columns-repeated="2"/>
          <table:table-cell table:style-name="ce13" office:value-type="string" calcext:value-type="string">
            <text:p>15</text:p>
          </table:table-cell>
          <table:table-cell table:number-columns-repeated="15" office:value-type="string" calcext:value-type="string">
            <text:p>-</text:p>
          </table:table-cell>
          <table:table-cell table:number-columns-repeated="989"/>
        </table:table-row>
        <table:table-row table:style-name="ro1" table:number-rows-repeated="3"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 table:number-rows-repeated="1048552">
          <table:table-cell table:number-columns-repeated="1008"/>
        </table:table-row>
        <table:table-row table:style-name="ro1"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9:00:52.7397831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20:49:14.925265689</meta:creation-date>
    <meta:generator>LibreOffice/6.2.7.1$Linux_x86 LibreOffice_project/23edc44b61b830b7d749943e020e96f5a7df63bf</meta:generator>
    <meta:editing-duration>PT1M20S</meta:editing-duration>
    <meta:editing-cycles>4</meta:editing-cycles>
    <dc:date>2020-05-28T20:50:15.090082912</dc:date>
    <meta:document-statistic meta:table-count="1" meta:cell-count="288" meta:object-count="1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abuleiro_libre"/>
</library:library>
</file>

<file path=Basic/Standard/tabuleiro_libre.xml><?xml version="1.0" encoding="utf-8"?>
<!DOCTYPE module  PUBLIC '-//OpenOffice.org//DTD OfficeDocument 1.0//EN'  'module.dtd'>
<script:module xmlns:script="http://openoffice.org/2000/script" script:name="tabuleiro_libre" script:language="StarBasic" script:moduleType="normal">'***************************************
'*****   BASIC - LibreOffice 6.2   *****
'*****  adaptado de tabuleiro.bas  *****
'***************************************

'**********************
'***** Estruturas *****
'**********************

' Palavra
Type Palavra
    txt As String
    msg As String
    posX As Integer
    posY As Integer
    posH As Integer
    posV As Integer
    uso As Boolean
End Type

' Tabuleiro
Type Tabuleiro
    lista() As Palavra
    matriz As String        ' vetor
    tamanho As Integer      ' matriz quadrada
    numPalavras As Integer
    maiorPalavra As Integer
    inseridos As Integer
End Type

'**********************
'***** Constantes *****
'**********************

Const CELULAVAZIA As String = "-"
Const PORCENTAGEM As Double = 0.5

'*******************
'***** Funções *****
'*******************

' Retorna valor da célula - libreOffice
Function valor(ByVal linha As Integer, _
			   ByVal coluna As Integer) As String
			   		   
	Dim planilha As Object
	Dim celula As Object
	
	' Planilha no LibreOffice
	' linha inicial  = 0
	' coluna inicial = 0	
	planilha = ThisComponent.CurrentController.ActiveSheet
	celula = planilha.getCellByPosition(coluna, linha)
	
	valor = celula.String
	
End Function

' Altera valor na célula - libreOffice
Function inserir(ByVal linha As Integer, _
			   	 ByVal coluna As Integer, _
			   	 ByVal texto As String)
			   	 
	Dim planilha As Object
	
	' Planilha no LibreOffice
	' linha inicial  = 0
	' coluna inicial = 0	
	planilha = ThisComponent.CurrentController.ActiveSheet
	planilha.getCellByPosition(coluna, linha).String = texto
				   				  
End Function	

' Converte posição de vetor em coordenada de matriz
Function coordenada(ByVal posicao As Integer, _
                    ByVal tamanho As Integer) As Variant
    
    Dim pos(0 To 1) As Integer
    
    pos(0) = Int((posicao - 1) / tamanho)   ' Y
    pos(1) = posicao - tamanho * pos(0)     ' X
    pos(0) = pos(0) + 1

    coordenada = pos
    
End Function

'Converte coordenada da matriz em posição de vetor
Function posicao(ByVal x As Integer, _
                 ByVal y As Integer, _
                 ByVal tamanho As Integer) As Integer

    posicao = x + tamanho * (y - 1)
    
End Function

' Validar coordenada na matriz
Function validar(ByVal texto As String, _
                 ByVal x As Integer, _
                 ByVal y As Integer, _
                 ByVal h As Integer, _
                 ByVal v As Integer, _
                 ByVal tamanho As Integer) As Boolean
    
    Dim retorno As Boolean
    Dim caracteres As Integer
    
    retorno = True
    caracteres = Len(texto) - 1
    
    ' limites do tabuleiro
    If (x &lt;= 0 Or y &lt;= 0) Then retorno = False
    If (x &gt; tamanho Or y &gt; tamanho) Then retorno = False
    If (x + caracteres &gt; tamanho And h = 1) Then retorno = False
    If (y + caracteres &gt; tamanho And v = 1) Then retorno = False
        
    validar = retorno

End Function

' Posicionar na matriz
Function dispor(ByRef offset As String, _
                ByVal texto As String, _
                ByVal x As Integer, _
                ByVal y As Integer, _
                ByVal h As Integer, _
                ByVal v As Integer, _
                ByVal tamanho As Integer) As Boolean
    
    Dim i, j, pos As Integer
    Dim retorno As Boolean
    
    retorno = validar(texto, x, y, h, v, tamanho)
    If (retorno = True) Then
        For i = 1 To Len(texto)
            pos = posicao(x + (i - 1) * h, y + (i - 1) * v, tamanho)	
            If (Mid(offset, pos, 1) &lt;&gt; CELULAVAZIA) And _
               (Mid(offset, pos, 1) &lt;&gt; Mid(texto, i, 1)) Then
                retorno = False
                i = Len(texto) + 1 ' break
            End If
            If (retorno = True) Then
                Mid(offset, pos, 1) = Mid(texto, i, 1)
            End If
        Next i
    End If
    
    dispor = retorno

End Function

' Inserir palavras no tabuleiro
Function tabular(ByVal lista As Variant) As Tabuleiro

    Dim T As Tabuleiro
    Dim P As Palavra
    Dim offset As String
    Dim i, j As Integer
    Dim x, y As Integer
    
    ' inicializar tabuleiro
    T.matriz = ""
    T.tamanho = 0
    T.inseridos = 0
    T.numPalavras = UBound(lista) - LBound(lista)
    
    ' adaptação
    Dim Tlista(T.numPalavras) As Palavra
    T.Lista = TLista
    
    ' construir
    If (T.numPalavras &gt; 0) Then
        ' maior palavra
        For i = 0 To T.numPalavras - 1
            ' inserir palavra na T.Lista
            T.lista(i).txt = lista(i)
            T.lista(i).msg = "falhou"
            T.lista(i).posX = 0
            T.lista(i).posY = 0
            T.lista(i).posH = 0
            T.lista(i).posV = 0
            T.lista(i).uso = False
            
            j = Len(lista(i))
            If (T.tamanho &lt; j) Then
                T.tamanho = j
                T.maiorPalavra = i
            End If

        Next i
    
        ' aumentar tamanho com constante porcentagem
        T.tamanho = T.tamanho + CInt(T.tamanho * PORCENTAGEM)
        
        ' aumentar tamanho se maior palavra for menor que numero de palavras
        If (T.tamanho &lt; T.numPalavras) Then T.tamanho = T.numPalavras
    
        ' inicializar matriz
        If (T.tamanho &gt; 1) Then
            For i = 1 To T.tamanho * T.tamanho
                T.matriz = T.matriz + CELULAVAZIA
            Next i
        End If

        ' inserir palavras
        Randomize
        For i = 0 To T.numPalavras - 1
            offset = T.matriz
            x = Int((T.tamanho * Rnd) + 1)
            y = Int((T.tamanho * Rnd) + 1)
        
            ' tentativa na diagonal para baixo
            If (T.lista(i).uso = False) Then
                If (dispor(offset, T.lista(i).txt, x, y, 1, 1, T.tamanho) = True) Then
                    T.lista(i).posH = 1
                    T.lista(i).posV = 1
                    T.lista(i).msg = "Diagonal para baixo"
                    T.lista(i).uso = True
                End If
            End If

            ' tentativa na horizontal para a direita
            If (T.lista(i).uso = False) Then
                If (dispor(offset, T.lista(i).txt, x, y, 1, 0, T.tamanho) = True) Then
                    T.lista(i).posH = 1
                    T.lista(i).posV = 0
                    T.lista(i).msg = "Horizontal para direita"
                    T.lista(i).uso = True
                End If
            End If

            ' tentativa na vertical para baixo
            If (T.lista(i).uso = False) Then
                If (dispor(offset, T.lista(i).txt, x, y, 0, 1, T.tamanho) = True) Then
                    T.lista(i).posH = 0
                    T.lista(i).posV = 1
                    T.lista(i).msg = "Vertical para baixo"
                    T.lista(i).uso = True
                End If
            End If
                   
            If (T.lista(i).uso = True) Then
                T.matriz = offset
                T.lista(i).posX = x
                T.lista(i).posY = y
                T.inseridos = T.inseridos + 1
            End If
            
        Next i
    End If

    tabular = T ' retornar tabuleiro

End Function

' Construir o tabuleiro
Function gerar(ByVal linha As Integer, _
               ByVal coluna As Integer) As Tabuleiro

    Dim i As Integer
    Dim T As Tabuleiro
    Dim lista() As String

    i = 0   ' contar palavras
    Do While (valor(linha + i, coluna) &lt;&gt; "")
        i = i + 1
    Loop
    
    ' armazenar
    ReDim lista(i)
    i = 0
    Do While (valor(linha + i, coluna) &lt;&gt; "")
        lista(i) = valor(linha + i, coluna)
        i = i + 1
    Loop
    
    ' gerar tabuleiro
    gerar = tabular(lista)
    
End Function

' Informacao sobre posicoes das palavras
Function resumo(ByRef T As Tabuleiro) As Variant

    Dim i As Integer
    Dim resposta() As String
    
    ReDim resposta(T.numPalavras)
    For i = 0 To T.numPalavras
        resposta(i) = T.lista(i).posX _
                      &amp; "," &amp; T.lista(i).posY _
                      &amp; ": " &amp; T.lista(i).msg
    Next i
    
    resumo = resposta

End Function

' Exibir na planilha atual
Function exibir(ByRef T As Tabuleiro, _
                ByVal linha As Integer, _
                ByVal coluna As Integer, _
                ByVal resultado As Boolean) As Boolean

    Dim i As Integer
    Dim c, a As String
    Dim pos() As Integer
    Dim retorno As Boolean
    
    Randomize
    retorno = False
    a = "abcdefghijklmnopqrstuvwxyz"
    
    If (T.tamanho &lt;&gt; 0) Then
        For i = 1 To Len(T.matriz)
            ' Y = p(0) e X = p(1)
            pos = coordenada(i, T.tamanho)
            If (i &lt;= T.tamanho) Then
                inserir(linha, coluna, 0)
                inserir(linha + i, coluna, i)    ' Y
                inserir(linha, coluna + i, i)    ' X
            End If
            ' inserir caractere
            c = Mid(T.matriz, i, 1)
            If (c = CELULAVAZIA And resultado = False) Then
                c = Mid(a, Int((Len(a) * Rnd) + 1), 1)
            End If
            inserir(linha + pos(0), coluna + pos(1), c)
        Next i
        
        retorno = True
    End If
    
    exibir = retorno
    
End Function

'***********************
'***** Macro teste *****
'***********************

' Teste simples
' Planilha unica
Sub teste()

    Dim i As Integer
    Dim T As Tabuleiro
    Dim resposta() As String
    Dim exibirResposta As Boolean

    ' entrada de dados
    T = gerar(2, 0)
    ReDim resposta(T.numPalavras)
    exibirResposta = True
       
    ' saida
    If (exibir(T, 0, 3, exibirResposta) = False) Then
        MsgBox "Nao foi possivel gerar o tabuleiro!"
    Else
    	' vbCrLf = CHR$(13) &amp; CHR$(10)
        MsgBox "Palavras: " &amp; T.numPalavras _
        		&amp; CHR$(13) &amp; CHR$(10) _
                &amp; "Inseridas: " &amp; T.inseridos
                
        ' exibir posicao das palavras no tabuleiro
        resposta = resumo(T)
        For i = 0 To T.numPalavras - 1
            If (exibirResposta = True) Then
                inserir(2 + i, 1, resposta(i))
            Else
                inserir(2 + i, 1, CELULAVAZIA)
            End If
        Next i
    End If
    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